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6.364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fo:font-weight="bold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6.363cm" svg:height="2.834cm" svg:x="8.225cm" svg:y="9.338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Char line[4] (4 bytes)</text:p>
                </table:table-cell>
              </table:table-row>
              <table:table-row table:style-name="ro1">
                <table:table-cell table:style-name="ce1">
                  <text:p text:style-name="P1">Saved Frame Pointer / EBP (4 bytes)</text:p>
                </table:table-cell>
              </table:table-row>
              <table:table-row table:style-name="ro1">
                <table:table-cell table:style-name="ce1">
                  <text:p text:style-name="P1">Return Address / Saved EIP (4 bytes)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" draw:text-style-name="P1" draw:layer="layout" svg:width="2.367cm" svg:height="1.524cm" svg:x="5.956cm" svg:y="8.255cm">
            <draw:text-box>
              <text:p text:style-name="P1">Memory Addresses</text:p>
            </draw:text-box>
          </draw:frame>
          <draw:frame draw:style-name="gr2" draw:text-style-name="P1" draw:layer="layout" svg:width="1.027cm" svg:height="0.649cm" svg:x="5.959cm" svg:y="9.255cm">
            <draw:text-box>
              <text:p text:style-name="P1">low</text:p>
            </draw:text-box>
          </draw:frame>
          <draw:frame draw:style-name="gr2" draw:text-style-name="P1" draw:layer="layout" svg:width="1.162cm" svg:height="0.649cm" svg:x="6.041cm" svg:y="11.468cm">
            <draw:text-box>
              <text:p text:style-name="P1">high</text:p>
            </draw:text-box>
          </draw:frame>
          <draw:line draw:style-name="gr3" draw:text-style-name="P2" draw:layer="layout" svg:x1="7.326cm" svg:y1="9.509cm" svg:x2="7.326cm" svg:y2="12.303cm">
            <text:p/>
          </draw:line>
          <draw:frame draw:style-name="gr1" draw:text-style-name="P1" draw:layer="layout" svg:width="3.81cm" svg:height="1.524cm" svg:x="16.239cm" svg:y="8.377cm">
            <draw:text-box>
              <text:p text:style-name="P1">Stack Direction</text:p>
            </draw:text-box>
          </draw:frame>
          <draw:frame draw:style-name="gr2" draw:text-style-name="P1" draw:layer="layout" svg:width="0.989cm" svg:height="0.649cm" svg:x="16.566cm" svg:y="9.382cm">
            <draw:text-box>
              <text:p text:style-name="P1">top</text:p>
            </draw:text-box>
          </draw:frame>
          <draw:frame draw:style-name="gr2" draw:text-style-name="P1" draw:layer="layout" svg:width="1.573cm" svg:height="0.649cm" svg:x="16.648cm" svg:y="11.595cm">
            <draw:text-box>
              <text:p text:style-name="P1">bottom</text:p>
            </draw:text-box>
          </draw:frame>
          <draw:line draw:style-name="gr3" draw:text-style-name="P2" draw:layer="layout" svg:x1="16.231cm" svg:y1="12.176cm" svg:x2="16.231cm" svg:y2="9.382cm">
            <text:p/>
          </draw:line>
          <draw:frame draw:style-name="gr2" draw:text-style-name="P3" draw:layer="layout" svg:width="5.54cm" svg:height="0.649cm" svg:x="8.874cm" svg:y="7.477cm">
            <draw:text-box>
              <text:p text:style-name="P3">Vulnerable.c main stack frame</text:p>
            </draw:text-box>
          </draw:frame>
          <draw:custom-shape draw:style-name="gr4" draw:text-style-name="P4" draw:layer="layout" svg:width="0.762cm" svg:height="2.794cm" svg:x="14.843cm" svg:y="9.38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3.048cm" svg:height="1.217cm" svg:x="12.938cm" svg:y="8.165cm">
            <draw:text-box>
              <text:p text:style-name="P5"><text:span text:style-name="T1">&gt; 8 bytes of input overwrites Return Address</text:span></text:p>
            </draw:text-box>
          </draw:frame>
          <draw:line draw:style-name="gr6" draw:text-style-name="P4" draw:layer="layout" svg:x1="14.843cm" svg:y1="9.001cm" svg:x2="14.97cm" svg:y2="9.3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1:50:17.079509612</meta:creation-date>
    <dc:date>2016-05-31T22:22:17.504476795</dc:date>
    <meta:editing-duration>P1DT7H51M20S</meta:editing-duration>
    <meta:editing-cycles>1</meta:editing-cycles>
    <meta:document-statistic meta:object-count="14"/>
    <meta:generator>LibreOffice/4.2.8.2$Linux_X86_64 LibreOffice_project/420m0$Build-2</meta:generator>
  </office:meta>
</office:document-meta>
</file>